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omfortaa" svg:font-family="Comfortaa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Padauk" svg:font-family="Padauk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5.854cm" style:rel-column-width="3319*"/>
    </style:style>
    <style:style style:name="Tabela1.C" style:family="table-column">
      <style:table-column-properties style:column-width="6.897cm" style:rel-column-width="3910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Open Sans" fo:font-size="16pt" style:text-underline-style="solid" style:text-underline-width="auto" style:text-underline-color="font-color" fo:font-weight="bold" officeooo:rsid="000d15c9" officeooo:paragraph-rsid="0005b084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Open Sans" fo:font-size="14pt" officeooo:rsid="000d15c9" officeooo:paragraph-rsid="0005b084" style:font-size-asian="14pt" style:font-size-complex="14pt"/>
    </style:style>
    <style:style style:name="P3" style:family="paragraph" style:parent-style-name="Standard">
      <style:text-properties style:font-name="Open Sans" fo:font-size="14pt" style:text-underline-style="solid" style:text-underline-width="auto" style:text-underline-color="font-color" fo:font-weight="bold" officeooo:rsid="00061729" officeooo:paragraph-rsid="00061729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Open Sans" style:text-underline-style="none" fo:font-weight="bold" officeooo:rsid="00061729" officeooo:paragraph-rsid="00061729" style:font-weight-asian="bold" style:font-weight-complex="bold"/>
    </style:style>
    <style:style style:name="P5" style:family="paragraph" style:parent-style-name="Standard">
      <style:text-properties style:font-name="Open Sans" style:text-underline-style="none" fo:font-weight="normal" officeooo:rsid="00061729" officeooo:paragraph-rsid="00061729" style:font-weight-asian="normal" style:font-weight-complex="normal"/>
    </style:style>
    <style:style style:name="P6" style:family="paragraph" style:parent-style-name="Standard">
      <style:text-properties style:font-name="Open Sans" style:text-underline-style="none" fo:font-weight="normal" officeooo:rsid="00061729" officeooo:paragraph-rsid="00068750" style:font-weight-asian="normal" style:font-weight-complex="normal"/>
    </style:style>
    <style:style style:name="P7" style:family="paragraph" style:parent-style-name="Standard">
      <style:text-properties style:font-name="Open Sans" style:text-underline-style="none" fo:font-weight="normal" officeooo:rsid="00068750" officeooo:paragraph-rsid="00068750" style:font-weight-asian="normal" style:font-weight-complex="normal"/>
    </style:style>
    <style:style style:name="P8" style:family="paragraph" style:parent-style-name="Standard">
      <style:text-properties style:font-name="Open Sans" style:text-underline-style="solid" style:text-underline-width="auto" style:text-underline-color="font-color" fo:font-weight="bold" officeooo:rsid="00061729" officeooo:paragraph-rsid="00061729" style:font-weight-asian="bold" style:font-weight-complex="bold"/>
    </style:style>
    <style:style style:name="P9" style:family="paragraph" style:parent-style-name="Standard">
      <style:text-properties style:font-name="Open Sans" style:text-underline-style="none" fo:font-weight="normal" officeooo:rsid="00085d6c" officeooo:paragraph-rsid="00085d6c" style:font-weight-asian="normal" style:font-weight-complex="normal"/>
    </style:style>
    <style:style style:name="P10" style:family="paragraph" style:parent-style-name="Standard">
      <style:text-properties style:font-name="Open Sans" style:text-underline-style="none" fo:font-weight="bold" officeooo:rsid="00068750" officeooo:paragraph-rsid="00068750" style:font-weight-asian="bold" style:font-weight-complex="bold"/>
    </style:style>
    <style:style style:name="P11" style:family="paragraph" style:parent-style-name="Standard">
      <style:text-properties style:font-name="Open Sans" style:text-underline-style="none" fo:font-weight="normal" officeooo:rsid="00068750" officeooo:paragraph-rsid="00085d6c" style:font-weight-asian="normal" style:font-weight-complex="normal"/>
    </style:style>
    <style:style style:name="P12" style:family="paragraph" style:parent-style-name="Standard">
      <style:text-properties style:font-name="Open Sans" fo:font-size="12pt" style:text-underline-style="none" fo:font-weight="normal" officeooo:rsid="00085d6c" officeooo:paragraph-rsid="00085d6c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Open Sans" fo:font-size="14pt" style:text-underline-style="none" fo:font-weight="normal" officeooo:rsid="00085d6c" officeooo:paragraph-rsid="00085d6c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Open Sans" fo:font-size="14pt" style:text-underline-style="none" fo:font-weight="normal" officeooo:rsid="00093194" officeooo:paragraph-rsid="00093194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Open Sans" fo:font-size="14pt" style:text-underline-style="none" fo:font-weight="bold" officeooo:rsid="00093194" officeooo:paragraph-rsid="00093194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Open Sans" fo:font-size="14pt" style:text-underline-style="solid" style:text-underline-width="auto" style:text-underline-color="font-color" fo:font-weight="bold" officeooo:rsid="00093194" officeooo:paragraph-rsid="0009319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Open Sans" fo:font-size="12pt" style:text-underline-style="none" fo:font-weight="normal" officeooo:rsid="00093194" officeooo:paragraph-rsid="00093194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Open Sans" fo:font-size="14pt" style:text-underline-style="solid" style:text-underline-width="auto" style:text-underline-color="font-color" fo:font-weight="normal" officeooo:rsid="000fc587" officeooo:paragraph-rsid="000fc587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Open Sans" fo:font-size="14pt" style:text-underline-style="none" fo:font-weight="normal" officeooo:rsid="000deba9" officeooo:paragraph-rsid="000deba9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Open Sans" fo:font-size="12pt" style:text-underline-style="none" fo:font-weight="normal" officeooo:rsid="000deba9" officeooo:paragraph-rsid="000fc587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Open Sans" fo:font-size="14pt" officeooo:rsid="000deba9" officeooo:paragraph-rsid="000deba9" style:font-size-asian="14pt" style:font-size-complex="14pt"/>
    </style:style>
    <style:style style:name="P22" style:family="paragraph" style:parent-style-name="Standard">
      <style:text-properties style:font-name="Open Sans" fo:font-size="18pt" style:text-underline-style="none" fo:font-weight="normal" officeooo:rsid="000fc587" officeooo:paragraph-rsid="000fc587" style:font-size-asian="18pt" style:font-weight-asian="normal" style:font-size-complex="18pt" style:font-weight-complex="normal"/>
    </style:style>
    <style:style style:name="P23" style:family="paragraph" style:parent-style-name="Standard">
      <style:text-properties style:font-name="Times New Roman" fo:font-size="18pt" style:text-underline-style="none" fo:font-weight="normal" officeooo:rsid="000d8d30" officeooo:paragraph-rsid="000deba9" style:font-size-asian="18pt" style:font-weight-asian="normal" style:font-size-complex="18pt" style:font-weight-complex="normal"/>
    </style:style>
    <style:style style:name="P24" style:family="paragraph" style:parent-style-name="Standard">
      <style:text-properties style:font-name="Trebuchet MS" fo:font-size="18pt" style:text-underline-style="none" fo:font-weight="normal" officeooo:rsid="000d8d30" officeooo:paragraph-rsid="000deba9" style:font-size-asian="18pt" style:font-weight-asian="normal" style:font-size-complex="18pt" style:font-weight-complex="normal"/>
    </style:style>
    <style:style style:name="P25" style:family="paragraph" style:parent-style-name="Standard">
      <style:text-properties style:font-name="Padauk" fo:font-size="18pt" style:text-underline-style="none" fo:font-weight="normal" officeooo:rsid="000d8d30" officeooo:paragraph-rsid="000deba9" style:font-size-asian="18pt" style:font-weight-asian="normal" style:font-size-complex="18pt" style:font-weight-complex="normal"/>
    </style:style>
    <style:style style:name="P26" style:family="paragraph" style:parent-style-name="Standard">
      <style:text-properties style:font-name="Arial" fo:font-size="18pt" style:text-underline-style="none" fo:font-weight="normal" officeooo:rsid="000d8d30" officeooo:paragraph-rsid="000deba9" style:font-size-asian="18pt" style:font-weight-asian="normal" style:font-size-complex="18pt" style:font-weight-complex="normal"/>
    </style:style>
    <style:style style:name="P27" style:family="paragraph" style:parent-style-name="Standard">
      <style:text-properties style:font-name="Open Sans" fo:font-size="18pt" style:text-underline-style="none" fo:font-weight="normal" officeooo:rsid="000d8d30" officeooo:paragraph-rsid="000deba9" style:font-size-asian="18pt" style:font-weight-asian="normal" style:font-size-complex="18pt" style:font-weight-complex="normal"/>
    </style:style>
    <style:style style:name="P28" style:family="paragraph" style:parent-style-name="Standard">
      <style:text-properties style:font-name="Droid Sans" fo:font-size="18pt" style:text-underline-style="none" fo:font-weight="normal" officeooo:rsid="000d8d30" officeooo:paragraph-rsid="000deba9" style:font-size-asian="18pt" style:font-weight-asian="normal" style:font-size-complex="18pt" style:font-weight-complex="normal"/>
    </style:style>
    <style:style style:name="P29" style:family="paragraph" style:parent-style-name="Standard">
      <style:text-properties style:font-name="Comfortaa" fo:font-size="18pt" style:text-underline-style="none" fo:font-weight="normal" officeooo:rsid="000d8d30" officeooo:paragraph-rsid="000deba9" style:font-size-asian="18pt" style:font-weight-asian="normal" style:font-size-complex="18pt" style:font-weight-complex="normal"/>
    </style:style>
    <style:style style:name="P30" style:family="paragraph" style:parent-style-name="Standard">
      <style:text-properties style:font-name="Comfortaa" fo:font-size="18pt" style:text-underline-style="none" fo:font-weight="normal" officeooo:rsid="000d8d30" officeooo:paragraph-rsid="000fc587" style:font-size-asian="18pt" style:font-weight-asian="normal" style:font-size-complex="18pt" style:font-weight-complex="normal"/>
    </style:style>
    <style:style style:name="P31" style:family="paragraph" style:parent-style-name="Table_20_Contents">
      <style:text-properties style:font-name="Trebuchet MS" fo:font-size="18pt" style:font-size-asian="18pt" style:font-size-complex="18pt"/>
    </style:style>
    <style:style style:name="P32" style:family="paragraph" style:parent-style-name="Standard">
      <style:text-properties style:font-name="Candara" fo:font-size="18pt" style:text-underline-style="none" fo:font-weight="normal" officeooo:rsid="000d8d30" officeooo:paragraph-rsid="000deba9" style:font-size-asian="18pt" style:font-weight-asian="normal" style:font-size-complex="18pt" style:font-weight-complex="normal"/>
    </style:style>
    <style:style style:name="P33" style:family="paragraph" style:parent-style-name="Table_20_Contents">
      <style:text-properties style:font-name="Open Sans" fo:font-size="14pt" officeooo:rsid="000fc587" officeooo:paragraph-rsid="000fc587" style:font-size-asian="14pt" style:font-size-complex="14pt"/>
    </style:style>
    <style:style style:name="P34" style:family="paragraph" style:parent-style-name="Table_20_Contents">
      <style:text-properties style:font-name="Trebuchet MS" fo:font-size="18pt" officeooo:rsid="000fc587" officeooo:paragraph-rsid="000fc587" style:font-size-asian="18pt" style:font-size-complex="18pt"/>
    </style:style>
    <style:style style:name="P35" style:family="paragraph" style:parent-style-name="Standard">
      <style:text-properties style:font-name="Times New Roman" fo:font-size="18pt" style:text-underline-style="none" fo:font-weight="normal" officeooo:rsid="000d8d30" officeooo:paragraph-rsid="000fc587" style:font-size-asian="18pt" style:font-weight-asian="normal" style:font-size-complex="18pt" style:font-weight-complex="normal"/>
    </style:style>
    <style:style style:name="P36" style:family="paragraph" style:parent-style-name="Standard">
      <style:text-properties style:font-name="Padauk" fo:font-size="18pt" style:text-underline-style="none" fo:font-weight="normal" officeooo:rsid="000d8d30" officeooo:paragraph-rsid="000fc587" style:font-size-asian="18pt" style:font-weight-asian="normal" style:font-size-complex="18pt" style:font-weight-complex="normal"/>
    </style:style>
    <style:style style:name="P37" style:family="paragraph" style:parent-style-name="Standard">
      <style:text-properties style:font-name="Open Sans" fo:font-size="18pt" style:text-underline-style="none" fo:font-weight="normal" officeooo:rsid="000d8d30" officeooo:paragraph-rsid="000fc587" style:font-size-asian="18pt" style:font-weight-asian="normal" style:font-size-complex="18pt" style:font-weight-complex="normal"/>
    </style:style>
    <style:style style:name="P38" style:family="paragraph" style:parent-style-name="Standard">
      <style:text-properties style:font-name="Trebuchet MS" fo:font-size="18pt" style:text-underline-style="none" fo:font-weight="normal" officeooo:rsid="000d8d30" officeooo:paragraph-rsid="000fc587" style:font-size-asian="18pt" style:font-weight-asian="normal" style:font-size-complex="18pt" style:font-weight-complex="normal"/>
    </style:style>
    <style:style style:name="P39" style:family="paragraph" style:parent-style-name="Standard">
      <style:text-properties style:font-name="Arial" fo:font-size="18pt" style:text-underline-style="none" fo:font-weight="normal" officeooo:rsid="000d8d30" officeooo:paragraph-rsid="000fc587" style:font-size-asian="18pt" style:font-weight-asian="normal" style:font-size-complex="18pt" style:font-weight-complex="normal"/>
    </style:style>
    <style:style style:name="P40" style:family="paragraph" style:parent-style-name="Standard">
      <style:text-properties style:font-name="Candara" fo:font-size="18pt" style:text-underline-style="none" fo:font-weight="normal" officeooo:rsid="000d8d30" officeooo:paragraph-rsid="000fc587" style:font-size-asian="18pt" style:font-weight-asian="normal" style:font-size-complex="18pt" style:font-weight-complex="normal"/>
    </style:style>
    <style:style style:name="P41" style:family="paragraph" style:parent-style-name="Standard">
      <style:text-properties style:font-name="Open Sans" fo:font-size="14pt" style:text-underline-style="none" fo:font-weight="normal" officeooo:rsid="000fc587" officeooo:paragraph-rsid="000fc587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Open Sans" fo:font-size="12pt" style:text-underline-style="none" fo:font-weight="normal" officeooo:rsid="000fc587" officeooo:paragraph-rsid="000fc587" style:font-size-asian="12pt" style:font-weight-asian="normal" style:font-size-complex="12pt" style:font-weight-complex="normal"/>
    </style:style>
    <style:style style:name="T1" style:family="text">
      <style:text-properties officeooo:rsid="0005b084"/>
    </style:style>
    <style:style style:name="T2" style:family="text">
      <style:text-properties officeooo:rsid="00093194"/>
    </style:style>
    <style:style style:name="T3" style:family="text">
      <style:text-properties officeooo:rsid="00085d6c"/>
    </style:style>
    <style:style style:name="T4" style:family="text">
      <style:text-properties officeooo:rsid="00068750"/>
    </style:style>
    <style:style style:name="T5" style:family="text">
      <style:text-properties fo:font-weight="bold" officeooo:rsid="00085d6c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5d6c" style:font-weight-asian="normal" style:font-weight-complex="normal"/>
    </style:style>
    <style:style style:name="T9" style:family="text">
      <style:text-properties fo:font-weight="bold" officeooo:rsid="00068750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0c2a25"/>
    </style:style>
    <style:style style:name="T12" style:family="text">
      <style:text-properties style:font-name="Open Sans"/>
    </style:style>
    <style:style style:name="T13" style:family="text">
      <style:text-properties fo:font-family="'Source Code Pro'" style:font-pitch="fixed"/>
    </style:style>
    <style:style style:name="T14" style:family="text">
      <style:text-properties fo:font-family="Impact" style:font-family-generic="swiss" style:font-pitch="variable"/>
    </style:style>
    <style:style style:name="T15" style:family="text">
      <style:text-properties fo:font-family="Montserrat" style:font-pitch="variable"/>
    </style:style>
    <style:style style:name="T16" style:family="text">
      <style:text-properties fo:font-family="'Noto Serif Bengali'" style:font-family-generic="roman" style:font-pitch="variable"/>
    </style:style>
    <style:style style:name="T17" style:family="text">
      <style:text-properties fo:font-family="STIX" style:font-pitch="variable"/>
    </style:style>
    <style:style style:name="T18" style:family="text">
      <style:text-properties fo:font-family="'Comic Sans MS'" style:font-family-generic="script" style:font-pitch="variab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<text:span text:style-name="T1">3 - Tipografia</text:span></text:p>
      <text:p text:style-name="P2"/>
      <text:p text:style-name="P3"><text:span text:style-name="T2">A) </text:span>Tipo<text:span text:style-name="T3">s</text:span> de Tipografia</text:p>
      <text:p text:style-name="P4"/>
      <text:p text:style-name="P4"/>
      <text:p text:style-name="P3">1. Serifada</text:p>
      <text:p text:style-name="P5">Risco feito na base da letra e em algumas pontas das letras.</text:p>
      <text:p text:style-name="P5"/>
      <text:p text:style-name="P4">Utilidade<text:span text:style-name="T4">s e características</text:span>:</text:p>
      <text:p text:style-name="P5"><text:span text:style-name="T4">a) </text:span>Forma a Base das letras</text:p>
      <text:p text:style-name="P5"/>
      <text:p text:style-name="P5"><text:span text:style-name="T4">b) <text:s/></text:span>Marcação da letra – para a sua diferenciação</text:p>
      <text:p text:style-name="P6">Ex. I l <text:s/>= tenho i maiúsculo e um L minúsculo</text:p>
      <text:p text:style-name="P7"/>
      <text:p text:style-name="P7">c) Apresenta um traço mais espeço de um lado do caractere e um traço mais fino em outro</text:p>
      <text:p text:style-name="P5"/>
      <text:p text:style-name="P7"><text:span text:style-name="T5">Utilização</text:span><text:span text:style-name="T3"> -</text:span> textos <text:span text:style-name="T3">l</text:span>ongos impressos.</text:p>
      <text:p text:style-name="P7"/>
      <text:p text:style-name="P7"><text:span text:style-name="T6">Características marcantes</text:span> - Harmonia, humanidade, tradição</text:p>
      <text:p text:style-name="P7"/>
      <text:p text:style-name="P7">c) Apresenta um traço mais espeço de um lado do caractere e um traço mais fino em outro</text:p>
      <text:p text:style-name="P4"/>
      <text:p text:style-name="P8"/>
      <text:p text:style-name="P8"/>
      <text:p text:style-name="P3">2. Não serifada – <text:span text:style-name="T4">tipografia da web</text:span></text:p>
      <text:p text:style-name="P7">Caractere reto – Diminui a facilidade de leitura</text:p>
      <text:p text:style-name="P9">Espessura constante</text:p>
      <text:p text:style-name="P10"/>
      <text:p text:style-name="P10">Características marcantes:<text:span text:style-name="T7"> </text:span><text:span text:style-name="T7">Leveza, velocidade, tecnologia, </text:span><text:span text:style-name="T8">moderno</text:span></text:p>
      <text:p text:style-name="P7"/>
      <text:p text:style-name="P11"><text:span text:style-name="T5">Utilização</text:span><text:span text:style-name="T3"> -</text:span> textos <text:span text:style-name="T3">curtos, títulos, </text:span><text:span text:style-name="T5">telas</text:span></text:p>
      <text:p text:style-name="P4"/>
      <text:p text:style-name="P4"/>
      <text:p text:style-name="P4"/>
      <text:p text:style-name="P3">3. Caligráfica</text:p>
      <text:p text:style-name="P9">Imita o desenho do caractere feito à mão</text:p>
      <text:p text:style-name="P9">Desenho personalizado – ordenação</text:p>
      <text:p text:style-name="P9"><text:span text:style-name="T9">Características marcantes: </text:span>De difícil leitura</text:p>
      <text:p text:style-name="P9"/>
      <text:p text:style-name="P11"><text:span text:style-name="T5">Utilização: </text:span><text:span text:style-name="T3">onde exija personalização, ornamentação - convites</text:span></text:p>
      <text:p text:style-name="P9"/>
      <text:p text:style-name="P8"><text:soft-page-break/><text:span text:style-name="T10">4. Decorativa</text:span></text:p>
      <text:p text:style-name="P12">Qualquer tipo de tipografia decorativa</text:p>
      <text:p text:style-name="P12">Logotipo, cartazes</text:p>
      <text:p text:style-name="P13"/>
      <text:p text:style-name="P14"/>
      <text:p text:style-name="P15"/>
      <text:p text:style-name="P16">B) Escolhendo uma Tipografia</text:p>
      <text:p text:style-name="P15"/>
      <text:p text:style-name="P17">Que tipo de público quero atingir? <text:span text:style-name="T11">Qual o sentimento </text:span>quero transmitir?</text:p>
      <text:p text:style-name="P17"/>
      <text:p text:style-name="P18">Exercício:</text:p>
      <text:p text:style-name="P19">O caractere trasnsite sensação de Força?</text:p>
      <text:p text:style-name="P2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1">SIM</text:p>
          </table:table-cell>
          <table:table-cell table:style-name="Tabela1.A1" office:value-type="string">
            <text:p text:style-name="P21">Mais ou menos</text:p>
          </table:table-cell>
          <table:table-cell table:style-name="Tabela1.C1" office:value-type="string">
            <text:p text:style-name="P21">NÃO</text:p>
          </table:table-cell>
        </table:table-row>
        <table:table-row>
          <table:table-cell table:style-name="Tabela1.A2" office:value-type="string">
            <text:p text:style-name="P22">abaixo</text:p>
          </table:table-cell>
          <table:table-cell table:style-name="Tabela1.A2" office:value-type="string">
            <text:p text:style-name="P22">abaixo</text:p>
          </table:table-cell>
          <table:table-cell table:style-name="Tabela1.C2" office:value-type="string">
            <text:p text:style-name="P23"><text:span text:style-name="T12">Força</text:span></text:p>
          </table:table-cell>
        </table:table-row>
        <table:table-row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5"/>
          </table:table-cell>
          <table:table-cell table:style-name="Tabela1.C2" office:value-type="string">
            <text:p text:style-name="P26"><text:span text:style-name="T13">Força</text:span><text:tab/></text:p>
          </table:table-cell>
        </table:table-row>
        <table:table-row>
          <table:table-cell table:style-name="Tabela1.A2" office:value-type="string">
            <text:p text:style-name="P27"><text:span text:style-name="T14"/></text:p>
          </table:table-cell>
          <table:table-cell table:style-name="Tabela1.A2" office:value-type="string">
            <text:p text:style-name="P26"><text:span text:style-name="T15"/></text:p>
          </table:table-cell>
          <table:table-cell table:style-name="Tabela1.C2" office:value-type="string">
            <text:p text:style-name="P26"><text:span text:style-name="T15">Força</text:span></text:p>
          </table:table-cell>
        </table:table-row>
        <table:table-row>
          <table:table-cell table:style-name="Tabela1.A2" office:value-type="string">
            <text:p text:style-name="P26"><text:span text:style-name="T16"/></text:p>
          </table:table-cell>
          <table:table-cell table:style-name="Tabela1.A2" office:value-type="string">
            <text:p text:style-name="P28"/>
          </table:table-cell>
          <table:table-cell table:style-name="Tabela1.C2" office:value-type="string">
            <text:p text:style-name="P28">Força</text:p>
          </table:table-cell>
        </table:table-row>
        <table:table-row>
          <table:table-cell table:style-name="Tabela1.A2" office:value-type="string">
            <text:p text:style-name="P29"><text:span text:style-name="T17"/></text:p>
          </table:table-cell>
          <table:table-cell table:style-name="Tabela1.A2" office:value-type="string">
            <text:p text:style-name="P29"/>
          </table:table-cell>
          <table:table-cell table:style-name="Tabela1.C2" office:value-type="string">
            <text:p text:style-name="P30">Força</text:p>
          </table:table-cell>
        </table:table-row>
        <table:table-row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26"/>
          </table:table-cell>
          <table:table-cell table:style-name="Tabela1.C2" office:value-type="string">
            <text:p text:style-name="P26">Força</text:p>
          </table:table-cell>
        </table:table-row>
        <table:table-row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2"/>
          </table:table-cell>
          <table:table-cell table:style-name="Tabela1.C2" office:value-type="string">
            <text:p text:style-name="P31"/>
          </table:table-cell>
        </table:table-row>
        <table:table-row>
          <table:table-cell table:style-name="Tabela1.C2" table:number-columns-spanned="3" office:value-type="string">
            <text:p text:style-name="P33">Se sim, em qual grau?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4">Pouco</text:p>
          </table:table-cell>
          <table:table-cell table:style-name="Tabela1.A2" office:value-type="string">
            <text:p text:style-name="P34">Médio</text:p>
          </table:table-cell>
          <table:table-cell table:style-name="Tabela1.C2" office:value-type="string">
            <text:p text:style-name="P34">Forte</text:p>
          </table:table-cell>
        </table:table-row>
        <table:table-row>
          <table:table-cell table:style-name="Tabela1.A2" office:value-type="string">
            <text:p text:style-name="P35"><text:span text:style-name="T18">Força</text:span></text:p>
          </table:table-cell>
          <table:table-cell table:style-name="Tabela1.A2" office:value-type="string">
            <text:p text:style-name="P36">Força</text:p>
          </table:table-cell>
          <table:table-cell table:style-name="Tabela1.C2" office:value-type="string">
            <text:p text:style-name="P37"><text:span text:style-name="T14">Força</text:span></text:p>
          </table:table-cell>
        </table:table-row>
        <table:table-row>
          <table:table-cell table:style-name="Tabela1.A2" office:value-type="string">
            <text:p text:style-name="P38">Força</text:p>
          </table:table-cell>
          <table:table-cell table:style-name="Tabela1.A2" office:value-type="string">
            <text:p text:style-name="P36"/>
          </table:table-cell>
          <table:table-cell table:style-name="Tabela1.C2" office:value-type="string">
            <text:p text:style-name="P39"><text:span text:style-name="T16">Força</text:span></text:p>
          </table:table-cell>
        </table:table-row>
        <table:table-row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P34"/>
          </table:table-cell>
          <table:table-cell table:style-name="Tabela1.C2" office:value-type="string">
            <text:p text:style-name="P35">Força</text:p>
          </table:table-cell>
        </table:table-row>
        <table:table-row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P34"/>
          </table:table-cell>
          <table:table-cell table:style-name="Tabela1.C2" office:value-type="string">
            <text:p text:style-name="P30"><text:span text:style-name="T17">Força</text:span></text:p>
          </table:table-cell>
        </table:table-row>
        <table:table-row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P34"/>
          </table:table-cell>
          <table:table-cell table:style-name="Tabela1.C2" office:value-type="string">
            <text:p text:style-name="P40">Força</text:p>
          </table:table-cell>
        </table:table-row>
        <table:table-row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P34"/>
          </table:table-cell>
          <table:table-cell table:style-name="Tabela1.C2" office:value-type="string">
            <text:p text:style-name="P32"/>
          </table:table-cell>
        </table:table-row>
      </table:table>
      <text:p text:style-name="P24"/>
      <text:p text:style-name="P41"><text:soft-page-break/>Resposta:</text:p>
      <text:p text:style-name="P42">1. Tipografias que passam força tem como <text:span text:style-name="T6">característica</text:span>:</text:p>
      <text:p text:style-name="P42"/>
      <text:p text:style-name="P42">Muito espeças, </text:p>
      <text:p text:style-name="P42">Não Serifas</text:p>
      <text:p text:style-name="P42">Pouco espaçamento entre os caracteres, </text:p>
      <text:p text:style-name="P42">Maiúsculas passam + força que minúsculas</text:p>
      <text:p text:style-name="P42">Pouco espaçamento interna nos caracteres</text:p>
      <text:p text:style-name="P42">Não inclinadas</text:p>
      <text:p text:style-name="P42"/>
      <text:p text:style-name="P42"/>
      <text:p text:style-name="P42">2. Tipografias que passam <text:span text:style-name="T6">delicadeza</text:span>:</text:p>
      <text:p text:style-name="P42">Bastente espaçamento entre os caracteres, </text:p>
      <text:p text:style-name="P42">Pouco espeças</text:p>
      <text:p text:style-name="P42">Serifadas</text:p>
      <text:p text:style-name="P42">Inclinad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omfortaa" svg:font-family="Comfortaa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Padauk" svg:font-family="Padauk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8T10:20:20.833057458</meta:creation-date>
    <dc:date>2025-09-28T11:34:26.297303959</dc:date>
    <meta:editing-duration>PT51M58S</meta:editing-duration>
    <meta:editing-cycles>9</meta:editing-cycles>
    <meta:generator>LibreOffice/25.2.6.2$Linux_X86_64 LibreOffice_project/520$Build-2</meta:generator>
    <meta:document-statistic meta:table-count="1" meta:image-count="0" meta:object-count="0" meta:page-count="3" meta:paragraph-count="65" meta:word-count="254" meta:character-count="1625" meta:non-whitespace-character-count="1426"/>
  </office:meta>
</office:document-meta>
</file>